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79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81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83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8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89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90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91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92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94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97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98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99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00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01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02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11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24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28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29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30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34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4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4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42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43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44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45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46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47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48" style:family="paragraph" style:parent-style-name="Standard">
      <style:text-properties officeooo:paragraph-rsid="00b06971"/>
    </style:style>
    <style:style style:name="P149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50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51" style:family="paragraph" style:parent-style-name="Standard">
      <style:text-properties officeooo:paragraph-rsid="00cca754"/>
    </style:style>
    <style:style style:name="P152" style:family="paragraph" style:parent-style-name="Standard" style:list-style-name="L21">
      <style:text-properties officeooo:rsid="00cca754" officeooo:paragraph-rsid="00cca754"/>
    </style:style>
    <style:style style:name="P1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58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T46" style:family="text">
      <style:text-properties officeooo:rsid="00dab8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53">More on RDS</text:p>
      <text:p text:style-name="P77"/>
      <text:p text:style-name="P77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79">Backup storage space = size of DB <text:span text:style-name="T1">(ex. 10Gb of backup storage to 10gb of rds instance size)</text:span></text:p>
        </text:list-item>
      </text:list>
      <text:p text:style-name="P78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80">Encryption for RDS DB’s are supported at rest and in transit (KMS) .</text:p>
      <text:list xml:id="list4198470431" text:style-name="L4">
        <text:list-item>
          <text:p text:style-name="P81"><text:span text:style-name="T1">To encrypt a current instance, make a snapshot, restore the snapshot and create an encrypted RDS from it.</text:span></text:p>
        </text:list-item>
      </text:list>
      <text:p text:style-name="P82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83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84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memcached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85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86"><text:span text:style-name="T1">THESE ARE USED TO STORE AND NAVIGATE RELATIONSHIPS</text:span></text:p>
      <text:p text:style-name="P86"><text:span text:style-name="T1"/></text:p>
      <text:p text:style-name="P154">More on S3</text:p>
      <text:p text:style-name="P87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88">Transfer acceleration – S3 Transfer acceleration – <text:span text:style-name="T1">improve transfer speed for S3 upload</text:span></text:p>
        </text:list-item>
        <text:list-item>
          <text:p text:style-name="P89"><text:span text:style-name="T1">amazon durability – 11 9s</text:span></text:p>
        </text:list-item>
        <text:list-item>
          <text:p text:style-name="P89"><text:span text:style-name="T1">amazon availability – 2 9s</text:span></text:p>
        </text:list-item>
        <text:list-item>
          <text:p text:style-name="P90">S3 intelligent tiering – <text:span text:style-name="T6">useful for unknown and unpredictable access patterns</text:span></text:p>
          <text:list>
            <text:list-item>
              <text:p text:style-name="P91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91"><text:span text:style-name="T6">infrequent access - <text:s/>lower cost, </text:span></text:p>
            </text:list-item>
          </text:list>
        </text:list-item>
        <text:list-item>
          <text:p text:style-name="P92"><text:span text:style-name="T6">C</text:span><text:span text:style-name="T1">osts </text:span></text:p>
          <text:list>
            <text:list-item>
              <text:p text:style-name="P92"><text:span text:style-name="T1">storage per GB</text:span></text:p>
            </text:list-item>
            <text:list-item>
              <text:p text:style-name="P92"><text:span text:style-name="T1">requests </text:span></text:p>
            </text:list-item>
            <text:list-item>
              <text:p text:style-name="P94"><text:span text:style-name="T1">use of cloudfront</text:span></text:p>
            </text:list-item>
            <text:list-item>
              <text:p text:style-name="P92"><text:span text:style-name="T1">data management pricing</text:span></text:p>
              <text:list>
                <text:list-item>
                  <text:p text:style-name="P92"><text:span text:style-name="T1">cost to transfer data out of buckets, NO COST TO TRANSFER DATA IN </text:span></text:p>
                </text:list-item>
                <text:list-item>
                  <text:p text:style-name="P92"><text:span text:style-name="T1">transfer acceleration</text:span></text:p>
                </text:list-item>
              </text:list>
            </text:list-item>
            <text:list-item>
              <text:p text:style-name="P92"><text:span text:style-name="T1">storage management pricing</text:span></text:p>
              <text:list>
                <text:list-item>
                  <text:p text:style-name="P92"><text:span text:style-name="T1">inventory</text:span></text:p>
                </text:list-item>
                <text:list-item>
                  <text:p text:style-name="P92"><text:span text:style-name="T1">analytics</text:span></text:p>
                </text:list-item>
                <text:list-item>
                  <text:p text:style-name="P92"><text:span text:style-name="T1">object tags </text:span></text:p>
                </text:list-item>
                <text:list-item>
                  <text:p text:style-name="P92"><text:span text:style-name="T1"><text:s/></text:span></text:p>
                </text:list-item>
              </text:list>
            </text:list-item>
          </text:list>
        </text:list-item>
      </text:list>
      <text:p text:style-name="P93"><text:span text:style-name="T1"/></text:p>
      <text:p text:style-name="P95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02">enable cors to allow 1 resource to allow another resource</text:p>
        </text:list-item>
      </text:list>
      <text:p text:style-name="P28"/>
      <text:p text:style-name="P96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97">Client side encryption – <text:span text:style-name="T7">you encrypt the files before you upload them </text:span></text:p>
        </text:list-item>
        <text:list-item>
          <text:p text:style-name="P98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99">use the x-amz-server-side-encryption-parameter <text:span text:style-name="T1">to encrypt at upload time </text:span></text:p>
              <text:list>
                <text:list-item>
                  <text:p text:style-name="P101"><text:span text:style-name="T1">options: </text:span></text:p>
                </text:list-item>
              </text:list>
            </text:list-item>
            <text:list-item>
              <text:p text:style-name="P100"><text:span text:style-name="T1">x-amz-server-side-encryption: </text:span><text:span text:style-name="T9">AES256 <text:s/>- s3 managed keys</text:span></text:p>
            </text:list-item>
            <text:list-item>
              <text:p text:style-name="P100"><text:span text:style-name="T9">x-amz-server-side-encryption:ams:kms – aws kms managed keys</text:span></text:p>
            </text:list-item>
          </text:list>
        </text:list-item>
        <text:list-item>
          <text:p text:style-name="P98"><text:span text:style-name="T1"><text:s/></text:span></text:p>
        </text:list-item>
        <text:list-item>
          <text:p text:style-name="P98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03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04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05">Max file for s3 on PUT requests is 5gb</text:p>
      <text:p text:style-name="P11"/>
      <text:p text:style-name="P155">More on Serverless Computing</text:p>
      <text:p text:style-name="P36"/>
      <text:p text:style-name="P106">More on API Gateway</text:p>
      <text:p text:style-name="P107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08">What Amazon API Gateway is?</text:p>
      <text:p text:style-name="P109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10"/>
      <text:p text:style-name="P110">Setting up an API gateway</text:p>
      <text:list xml:id="list3422298853" text:style-name="L12">
        <text:list-item>
          <text:p text:style-name="P111">Define an API</text:p>
        </text:list-item>
        <text:list-item>
          <text:p text:style-name="P111">Define resources and nested resources </text:p>
        </text:list-item>
        <text:list-item>
          <text:p text:style-name="P111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11">deploy api to stage </text:p>
          <text:list>
            <text:list-item>
              <text:p text:style-name="P111">use API gateway domain</text:p>
            </text:list-item>
            <text:list-item>
              <text:p text:style-name="P111"><text:soft-page-break/>use AWS certificate manager for free ssl/tls certs</text:p>
            </text:list-item>
          </text:list>
        </text:list-item>
      </text:list>
      <text:p text:style-name="P110"/>
      <text:p text:style-name="P112">API Caching – <text:span text:style-name="T1">caches responses from your endpoint to a specified TTL </text:span></text:p>
      <text:p text:style-name="P113">Same origin policy – <text:span text:style-name="T10">web browser permits scripts contained in first web page to access data ina <text:s/>second web page if both have the same origins. </text:span></text:p>
      <text:p text:style-name="P114"><text:span text:style-name="T10">T</text:span><text:span text:style-name="T1">HIS IS DONE TO PREVENT CROSS-SITE-XCRIPTING</text:span></text:p>
      <text:p text:style-name="P115">CORS IS USED TO RELAX this policy.</text:p>
      <text:p text:style-name="P11"/>
      <text:p text:style-name="P116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17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18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19">We use prod Alias to invoke version 1 of the Lambda Function </text:p>
      <text:p text:style-name="P120"><text:span text:style-name="T1">For any new improvements, push version 2 then point prod alias to version 2</text:span></text:p>
      <text:p text:style-name="P121">Use version and aliases to split traffic among many versions</text:p>
      <text:p text:style-name="P11"/>
      <text:p text:style-name="P122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23">You can import API gateway to an API from a definition file. It supports swagger v2.0 definition files.</text:p>
      <text:list xml:id="list989199318" text:style-name="L16">
        <text:list-item>
          <text:p text:style-name="P124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57">Notes on DynamoDB</text:p>
      <text:list xml:id="list2483448151" text:style-name="L18">
        <text:list-item>
          <text:p text:style-name="P149">flexible noSQL database for applications </text:p>
        </text:list-item>
        <text:list-item>
          <text:p text:style-name="P149">supports both document and key-value data models</text:p>
        </text:list-item>
        <text:list-item>
          <text:p text:style-name="P149">useful for mobile,web,gaming,ad-techIoT</text:p>
        </text:list-item>
        <text:list-item>
          <text:p text:style-name="P150">backed by ssds</text:p>
        </text:list-item>
        <text:list-item>
          <text:p text:style-name="P150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26">Example of an IAM condition</text:p>
      <text:p text:style-name="P126"><text:span text:style-name="T1"/></text:p>
      <text:p text:style-name="P126"><text:span text:style-name="T1"/></text:p>
      <text:p text:style-name="P126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27">More on Dynamo DB I<text:span text:style-name="T44">n</text:span>dexes</text:p>
      <text:p text:style-name="P127">Index – <text:span text:style-name="T1">data structure that allows you to perform fast queries on specific columns in a table</text:span></text:p>
      <text:p text:style-name="P127"><text:span text:style-name="T1">2 types:</text:span></text:p>
      <text:list xml:id="list50833300" text:style-name="L19">
        <text:list-item>
          <text:p text:style-name="P129">local secondary index - </text:p>
          <text:list>
            <text:list-item>
              <text:p text:style-name="P129"><text:span text:style-name="T11">can only be created when created your table </text:span></text:p>
            </text:list-item>
            <text:list-item>
              <text:p text:style-name="P129"><text:span text:style-name="T11">same partition key as original table but different sort key </text:span></text:p>
            </text:list-item>
            <text:list-item>
              <text:p text:style-name="P129"><text:span text:style-name="T11">any queries based on this sorty key are much faster using the index than the main table </text:span></text:p>
            </text:list-item>
            <text:list-item>
              <text:p text:style-name="P129"><text:span text:style-name="T11">ex. partition key – userID, sort key – account creation date</text:span> </text:p>
            </text:list-item>
          </text:list>
        </text:list-item>
        <text:list-item>
          <text:p text:style-name="P128">global secondary index - </text:p>
          <text:list>
            <text:list-item>
              <text:p text:style-name="P128"><text:s/><text:span text:style-name="T12">create this index when you like </text:span></text:p>
            </text:list-item>
            <text:list-item>
              <text:p text:style-name="P130"><text:span text:style-name="T1">you can choose a different partition key and different sort key </text:span></text:p>
            </text:list-item>
            <text:list-item>
              <text:p text:style-name="P130"><text:span text:style-name="T1">speeds up queries according to these alternate partition and sort keys </text:span></text:p>
            </text:list-item>
            <text:list-item>
              <text:p text:style-name="P130"><text:span text:style-name="T1">ex. partition key – email address, sort key – last login-date</text:span></text:p>
            </text:list-item>
          </text:list>
        </text:list-item>
      </text:list>
      <text:p text:style-name="P127"/>
      <text:p text:style-name="P131">More on Scan vs Query API</text:p>
      <text:p text:style-name="P151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52"><text:span text:style-name="T25">uses an optional sort key name and value to refine the results </text:span></text:p>
          <text:list>
            <text:list-item>
              <text:p text:style-name="P152"><text:span text:style-name="T25">ex. query items with a timestamp of the last 7 days where sort key is a timestamp</text:span></text:p>
            </text:list-item>
          </text:list>
        </text:list-item>
        <text:list-item>
          <text:p text:style-name="P143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45"><text:span text:style-name="T25">ex you only want to see an email addresses, no other attributes</text:span></text:p>
            </text:list-item>
          </text:list>
        </text:list-item>
        <text:list-item>
          <text:p text:style-name="P145"><text:span text:style-name="T25">results are sorted by the sort key </text:span></text:p>
        </text:list-item>
        <text:list-item>
          <text:p text:style-name="P145"><text:span text:style-name="T25">numeric order </text:span></text:p>
        </text:list-item>
        <text:list-item>
          <text:p text:style-name="P145"><text:span text:style-name="T25">ASCII character code values </text:span></text:p>
        </text:list-item>
        <text:list-item>
          <text:p text:style-name="P145"><text:span text:style-name="T25">reverse the order with </text:span><text:span text:style-name="T24">ScanIndexForwardparameter to false</text:span></text:p>
        </text:list-item>
        <text:list-item>
          <text:p text:style-name="P145"><text:span text:style-name="T25">Queries are eventually consistent </text:span></text:p>
          <text:list>
            <text:list-item>
              <text:p text:style-name="P145"><text:span text:style-name="T25">they can be specified to be strongly consistent </text:span></text:p>
            </text:list-item>
          </text:list>
        </text:list-item>
        <text:list-item>
          <text:p text:style-name="P145"><text:soft-page-break/><text:span text:style-name="T25"/></text:p>
        </text:list-item>
      </text:list>
      <text:p text:style-name="P151"><text:span text:style-name="T27"/></text:p>
      <text:p text:style-name="P151"><text:span text:style-name="T28">Scan – </text:span><text:span text:style-name="T29">exames every item in the table </text:span></text:p>
      <text:list xml:id="list3766163986" text:style-name="L22">
        <text:list-item>
          <text:p text:style-name="P147"><text:span text:style-name="T24">returns all data attributes by default</text:span></text:p>
        </text:list-item>
        <text:list-item>
          <text:p text:style-name="P144"><text:span text:style-name="T24">use the ProjectionExpression parameter </text:span><text:span text:style-name="T25">to only return the specific attributes you want</text:span></text:p>
        </text:list-item>
      </text:list>
      <text:p text:style-name="P132"/>
      <text:p text:style-name="P132">Query is much more efficient than a scan.</text:p>
      <text:p text:style-name="P69">Scan is useful for removing unwanted data you dont want.</text:p>
      <text:p text:style-name="P133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34">know scans process data sequentially returning 1MB incremements. It can only scan 1 partition at a time</text:p>
        </text:list-item>
        <text:list-item>
          <text:p text:style-name="P134">dynamoDB can be configured for parallel scans – divides table into segments and scans each segment in parallel. AVOID PARALLEL SCANS TO HEAVY WORKLOADS</text:p>
        </text:list-item>
      </text:list>
      <text:p text:style-name="P135"/>
      <text:p text:style-name="P135"/>
      <text:p text:style-name="P135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36">You will need 80 capacity units in total</text:p>
      <text:p text:style-name="P75">For eventual consistent reads </text:p>
      <text:p text:style-name="P137">You will need only 40 capacity units</text:p>
      <text:p text:style-name="P137"><text:span text:style-name="T1"/></text:p>
      <text:p text:style-name="P138"><text:span text:style-name="T1">Example 2 *******</text:span></text:p>
      <text:p text:style-name="P138"><text:span text:style-name="T1">You want to write 100 items per second </text:span></text:p>
      <text:p text:style-name="P138"><text:span text:style-name="T1">each item 512 bytes in size </text:span></text:p>
      <text:p text:style-name="P13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39">Need 100 units total </text:p>
      <text:p text:style-name="P138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6">Notes on KMS and Encryption</text:p>
      <text:p text:style-name="P60">KMS makes it easy to create and control the encryption keys </text:p>
      <text:p text:style-name="P125">KMS keys are regional!</text:p>
      <text:p text:style-name="Standard"><text:span text:style-name="T15">CloudHSM</text:span> – dedicated hardware, cloud-based hardware security module</text:p>
      <text:p text:style-name="Standard"/>
      <text:p text:style-name="P140">More on KMS API Calls</text:p>
      <text:p text:style-name="P146">Commands for CLI commands to KMS API</text:p>
      <text:p text:style-name="P158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48"/>
      <text:p text:style-name="P148">aws kms decrypt --ciphertext-blob <text:span text:style-name="T34">fileb://encrypted.txt</text:span> --output text --query Plaintext | base64 --decode &gt; decrypted.txt</text:p>
      <text:p text:style-name="P148"/>
      <text:p text:style-name="P148">aws kms re-encrypt --destination-key-id <text:s/>6f393361-777e-4ee0-b47f-17d475c47949 <text:s/>--ciphertext-blob <text:span text:style-name="T34">fileb://</text:span>encrypted.txt | base64 &gt; newencrypted.txt</text:p>
      <text:p text:style-name="P148"/>
      <text:p text:style-name="P146">aws kms enable-key-rotation --key-id <text:s text:c="2"/>6f393361-777e-4ee0-b47f-17d475c47949 </text:p>
      <text:p text:style-name="Standard"/>
      <text:p text:style-name="P141">More on KMS Envelope encryption</text:p>
      <text:p text:style-name="P141">Envelope encryption – <text:span text:style-name="T1">key used to unencrypt your data</text:span></text:p>
      <text:p text:style-name="P141"><text:span text:style-name="T1">Take your master key to encrypt envelope key, and envelope key is used to encrypt data </text:span></text:p>
      <text:p text:style-name="P142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2:15:39.936470351</dc:date>
    <meta:editing-duration>PT13H14M29S</meta:editing-duration>
    <meta:editing-cycles>165</meta:editing-cycles>
    <meta:generator>LibreOffice/6.0.7.3$Linux_X86_64 LibreOffice_project/00m0$Build-3</meta:generator>
    <meta:document-statistic meta:table-count="0" meta:image-count="1" meta:object-count="0" meta:page-count="9" meta:paragraph-count="260" meta:word-count="2080" meta:character-count="12279" meta:non-whitespace-character-count="10466"/>
  </office:meta>
</office:document-meta>
</file>